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style:contextual-spacing="false"/>
    </style:style>
    <style:style style:name="T1" style:family="text">
      <style:text-properties fo:background-color="#ffff00" loext:char-shading-value="0"/>
    </style:style>
    <style:style style:name="T2" style:family="text">
      <style:text-properties fo:background-color="#ffff00" loext:char-shading-value="0"/>
    </style:style>
    <style:style style:name="T3" style:family="text">
      <style:text-properties fo:font-size="16pt" fo:background-color="#ffff00" loext:char-shading-value="0" style:font-size-asian="16pt" style:font-size-complex="16pt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bookmark text:name="page-title"/>ctime</text:h>
      <text:section text:style-name="Sect1" text:name="block-block-6">
        <text:p text:style-name="Text_20_body"/>
      </text:section>
      <text:section text:style-name="Sect1" text:name="block-system-main">
        <text:h text:style-name="Heading_20_1" text:outline-level="1">char *ctime(const time_t *time)</text:h>
        <text:p text:style-name="P1">Прототип: </text:p>
        <text:p text:style-name="P1"><text:a xlink:type="simple" xlink:href="https://www.c-cpp.ru/funkcii/timeh" text:style-name="Internet_20_link" text:visited-style-name="Visited_20_Internet_20_Link"><text:span text:style-name="T3">time.h</text:span></text:a></text:p>
        <text:p text:style-name="Text_20_body">Описание: </text:p>
        <text:p text:style-name="Text_20_body">Функция ctime() возвращает указатель на строку следующего формата </text:p>
        <text:p text:style-name="Text_20_body"><text:span text:style-name="Emphasis">день месяц дата часы:минуты:секунды год</text:span> <text:line-break/>где в качестве аргумента используется указатель на календарное время. Календарное время обычно получается с помощью вызова функции time(). Функция ctime() эквивалентна следующей функции: </text:p>
        <text:p text:style-name="Text_20_body"><text:span text:style-name="Emphasis"><text:span text:style-name="T3">asctime(localtime(time))</text:span></text:span></text:p>
        <text:p text:style-name="Text_20_body">Используемый функцией ctime() буфер для хранения форматированной строки выходных дан­ных представляет собой статически выделенный массив символов, содержимое которого обновля­ется всякий раз при вызове функции. Если необходимо сохранить содержимое строки, то следует скопировать ее куда-либо.</text:p>
      </text:section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1T11:11:31.526558520</meta:creation-date>
    <dc:date>2024-10-01T11:12:38.345837765</dc:date>
    <meta:editing-duration>PT1M7S</meta:editing-duration>
    <meta:editing-cycles>1</meta:editing-cycles>
    <meta:document-statistic meta:table-count="0" meta:image-count="0" meta:object-count="0" meta:page-count="1" meta:paragraph-count="9" meta:word-count="79" meta:character-count="672" meta:non-whitespace-character-count="597"/>
    <meta:generator>LibreOffice/7.1.8.1$Linux_X86_64 LibreOffice_project/10$Build-1</meta:generator>
  </office:meta>
</office:document-meta>
</file>